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4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Crear el proyecto servidor</text:p>
        </text:list-item>
        <text:list-item>
          <text:p text:style-name="P10">Configurar el layout del proyecto servidor</text:p>
        </text:list-item>
        <text:list-item>
          <text:p text:style-name="P10">Definir módulos del servidor</text:p>
        </text:list-item>
        <text:list-item>
          <text:p text:style-name="P10">Codificar servidor base</text:p>
        </text:list-item>
        <text:list-item>
          <text:p text:style-name="P10">Investigar la generalización del servidor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rear el proyecto servidor</text:p>
          </table:table-cell>
          <table:table-cell table:style-name="Table3.A2" office:value-type="string">
            <text:p text:style-name="P12">Directorio con plantillas, licencia, y demas componentes basicos los proyecto, debidamente registrado en el servidor de control de versiones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onfigurar el layout del proyecto servidor</text:p>
          </table:table-cell>
          <table:table-cell table:style-name="Table3.A2" office:value-type="string">
            <text:p text:style-name="P12">Estructura de directorios con funciones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Definir módulos del servidor</text:p>
          </table:table-cell>
          <table:table-cell table:style-name="Table3.A2" office:value-type="string">
            <text:p text:style-name="P12">Documento donde especifique qué módulos contiene el servidor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odificar servidor base</text:p>
          </table:table-cell>
          <table:table-cell table:style-name="Table3.A2" office:value-type="string">
            <text:p text:style-name="P12">Clases de servidor y representación de clientes para el servidor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nvestigar la generalización del servidor</text:p>
          </table:table-cell>
          <table:table-cell table:style-name="Table3.A2" office:value-type="string">
            <text:p text:style-name="P12">Documento donde se especifique como seria la generalización.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6T18:56:17</meta:creation-date>
    <dc:creator>David Cuadrado</dc:creator>
    <dc:date>2007-02-21T20:23:04</dc:date>
    <dc:language>es-CO</dc:language>
    <meta:editing-cycles>22</meta:editing-cycles>
    <meta:editing-duration>PT20M57S</meta:editing-duration>
    <meta:template xlink:type="simple" xlink:actuate="onRequest" xlink:role="template" xlink:href="../../../../.ooo-2.0/user/template/ktoon_plan_de_iteracion.ott" xlink:title="ktoon_plan_de_iteracion" meta:date="2007-02-06T18:56:16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41" meta:word-count="146" meta:character-count="1055"/>
  </office:meta>
</office:document-meta>
</file>